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3.194cm"/>
    </style:style>
    <style:style style:name="co7" style:family="table-column">
      <style:table-column-properties fo:break-before="auto" style:column-width="2.6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_file</text:p>
          </table:table-cell>
          <table:table-cell office:value-type="string" calcext:value-type="string">
            <text:p>wood</text:p>
          </table:table-cell>
          <table:table-cell table:style-name="Default" office:value-type="string" calcext:value-type="string">
            <text:p>thick</text:p>
          </table:table-cell>
          <table:table-cell table:style-name="Default" office:value-type="string" calcext:value-type="string">
            <text:p>f0</text:p>
          </table:table-cell>
          <table:table-cell office:value-type="string" calcext:value-type="string">
            <text:p>tension_att</text:p>
          </table:table-cell>
          <table:table-cell office:value-type="string" calcext:value-type="string">
            <text:p>tension_res</text:p>
          </table:table-cell>
          <table:table-cell office:value-type="string" calcext:value-type="string">
            <text:p>anel_ref</text:p>
          </table:table-cell>
          <table:table-cell office:value-type="string" calcext:value-type="string">
            <text:p>drumskin_att</text:p>
          </table:table-cell>
          <table:table-cell office:value-type="string" calcext:value-type="string">
            <text:p>drumskin_res</text:p>
          </table:table-cell>
          <table:table-cell office:value-type="string" calcext:value-type="string">
            <text:p>hoop</text:p>
          </table:table-cell>
          <table:table-cell office:value-type="string" calcext:value-type="string">
            <text:p>recorded</text:p>
          </table:table-cell>
        </table:table-row>
        <table:table-row table:style-name="ro1">
          <table:table-cell office:value-type="string" calcext:value-type="string">
            <text:p>0001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113.66" calcext:value-type="float">
            <text:p>113,6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02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128.947" calcext:value-type="float">
            <text:p>128,947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03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146.026" calcext:value-type="float">
            <text:p>146,026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04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145.066" calcext:value-type="float">
            <text:p>145,066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05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168.321" calcext:value-type="float">
            <text:p>168,321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06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196.875" calcext:value-type="float">
            <text:p>196,87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07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216.176" calcext:value-type="float">
            <text:p>216,176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08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200.455" calcext:value-type="float">
            <text:p>200,45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09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156.383" calcext:value-type="float">
            <text:p>156,383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10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202.294" calcext:value-type="float">
            <text:p>202,294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11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160.949" calcext:value-type="float">
            <text:p>160,949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12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126" calcext:value-type="float">
            <text:p>126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13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140.446" calcext:value-type="float">
            <text:p>140,446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14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15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186.864" calcext:value-type="float">
            <text:p>186,86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16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157.5" calcext:value-type="float">
            <text:p>157,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17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113.077" calcext:value-type="float">
            <text:p>113,077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18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125.284" calcext:value-type="float">
            <text:p>125,284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19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132.831" calcext:value-type="float">
            <text:p>132,83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20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134.451" calcext:value-type="float">
            <text:p>134,451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21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168.321" calcext:value-type="float">
            <text:p>168,321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22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195.133" calcext:value-type="float">
            <text:p>195,133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23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216.176" calcext:value-type="float">
            <text:p>216,176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24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182.231" calcext:value-type="float">
            <text:p>182,231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25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169.615" calcext:value-type="float">
            <text:p>169,61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26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158.633" calcext:value-type="float">
            <text:p>158,633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27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156.383" calcext:value-type="float">
            <text:p>156,383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28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131.25" calcext:value-type="float">
            <text:p>131,2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29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139.557" calcext:value-type="float">
            <text:p>139,55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30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156.383" calcext:value-type="float">
            <text:p>156,383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31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183.75" calcext:value-type="float">
            <text:p>183,7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32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158.633" calcext:value-type="float">
            <text:p>158,633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33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117.287" calcext:value-type="float">
            <text:p>117,287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34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123.876" calcext:value-type="float">
            <text:p>123,876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35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134.451" calcext:value-type="float">
            <text:p>134,45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36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143.182" calcext:value-type="float">
            <text:p>143,182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37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147.987" calcext:value-type="float">
            <text:p>147,987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38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169.615" calcext:value-type="float">
            <text:p>169,61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39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206.075" calcext:value-type="float">
            <text:p>206,07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40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186.864" calcext:value-type="float">
            <text:p>186,864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41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195.133" calcext:value-type="float">
            <text:p>195,133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42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153.125" calcext:value-type="float">
            <text:p>153,12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43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144.118" calcext:value-type="float">
            <text:p>144,118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44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129.706" calcext:value-type="float">
            <text:p>129,706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45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139.557" calcext:value-type="float">
            <text:p>139,55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46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164.552" calcext:value-type="float">
            <text:p>164,55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47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179.268" calcext:value-type="float">
            <text:p>179,268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48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146.026" calcext:value-type="float">
            <text:p>146,026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49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113.077" calcext:value-type="float">
            <text:p>113,077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50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51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146.026" calcext:value-type="float">
            <text:p>146,026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52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164.552" calcext:value-type="float">
            <text:p>164,552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53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169.615" calcext:value-type="float">
            <text:p>169,61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54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193.421" calcext:value-type="float">
            <text:p>193,421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55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212.019" calcext:value-type="float">
            <text:p>212,019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56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198.649" calcext:value-type="float">
            <text:p>198,649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57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212.019" calcext:value-type="float">
            <text:p>212,019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58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180.738" calcext:value-type="float">
            <text:p>180,738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59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152.069" calcext:value-type="float">
            <text:p>152,069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60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128.198" calcext:value-type="float">
            <text:p>128,198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61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138.679" calcext:value-type="float">
            <text:p>138,67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62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158.633" calcext:value-type="float">
            <text:p>158,633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63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168.321" calcext:value-type="float">
            <text:p>168,321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64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151.027" calcext:value-type="float">
            <text:p>151,027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65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115.445" calcext:value-type="float">
            <text:p>115,445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66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127.457" calcext:value-type="float">
            <text:p>127,457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67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147" calcext:value-type="float">
            <text:p>147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68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151.027" calcext:value-type="float">
            <text:p>151,027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69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172.266" calcext:value-type="float">
            <text:p>172,266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70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193.421" calcext:value-type="float">
            <text:p>193,421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71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72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186.864" calcext:value-type="float">
            <text:p>186,864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73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74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183.75" calcext:value-type="float">
            <text:p>183,7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75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76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128.198" calcext:value-type="float">
            <text:p>128,198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77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140.446" calcext:value-type="float">
            <text:p>140,446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78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156.383" calcext:value-type="float">
            <text:p>156,383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79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183.75" calcext:value-type="float">
            <text:p>183,7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80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151.027" calcext:value-type="float">
            <text:p>151,027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081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082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083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084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085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086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087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088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089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090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091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092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093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094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095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096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097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098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099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00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01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02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03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04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05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06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07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08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09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10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11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12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13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14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15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16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17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18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19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20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21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22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23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24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25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26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27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28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29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30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31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32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33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34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35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36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37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38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39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40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41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42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43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44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45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46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47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48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49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50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51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52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53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54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55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56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57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58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59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60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61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110.804" calcext:value-type="float">
            <text:p>110,80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162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122.5" calcext:value-type="float">
            <text:p>122,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163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138.679" calcext:value-type="float">
            <text:p>138,679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164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155.282" calcext:value-type="float">
            <text:p>155,282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165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175" calcext:value-type="float">
            <text:p>17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166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188.462" calcext:value-type="float">
            <text:p>188,462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167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202.294" calcext:value-type="float">
            <text:p>202,294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168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195.133" calcext:value-type="float">
            <text:p>195,133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169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173.622" calcext:value-type="float">
            <text:p>173,622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170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190.086" calcext:value-type="float">
            <text:p>190,086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171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134.451" calcext:value-type="float">
            <text:p>134,451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172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121.823" calcext:value-type="float">
            <text:p>121,82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173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141.346" calcext:value-type="float">
            <text:p>141,346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174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155.282" calcext:value-type="float">
            <text:p>155,28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175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180.738" calcext:value-type="float">
            <text:p>180,738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176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147.987" calcext:value-type="float">
            <text:p>147,987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177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117.287" calcext:value-type="float">
            <text:p>117,287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178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126.724" calcext:value-type="float">
            <text:p>126,724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179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144.118" calcext:value-type="float">
            <text:p>144,11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180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162.132" calcext:value-type="float">
            <text:p>162,132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181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169.615" calcext:value-type="float">
            <text:p>169,61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182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190.086" calcext:value-type="float">
            <text:p>190,086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183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212.019" calcext:value-type="float">
            <text:p>212,019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184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195.133" calcext:value-type="float">
            <text:p>195,133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185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180.738" calcext:value-type="float">
            <text:p>180,738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186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158.633" calcext:value-type="float">
            <text:p>158,633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187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147.987" calcext:value-type="float">
            <text:p>147,987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188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129.706" calcext:value-type="float">
            <text:p>129,706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189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142.258" calcext:value-type="float">
            <text:p>142,25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190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165.789" calcext:value-type="float">
            <text:p>165,789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191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179.268" calcext:value-type="float">
            <text:p>179,268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192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193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94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95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96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97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98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199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00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01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02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03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04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05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06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07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08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09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0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1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2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3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4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5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6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7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8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19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20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21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22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23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24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25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26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27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28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29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30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31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32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33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34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35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36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37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38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39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40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41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120.492" calcext:value-type="float">
            <text:p>120,49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242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133.636" calcext:value-type="float">
            <text:p>133,636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243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147.987" calcext:value-type="float">
            <text:p>147,987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244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146.026" calcext:value-type="float">
            <text:p>146,026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245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168.321" calcext:value-type="float">
            <text:p>168,321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246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200.455" calcext:value-type="float">
            <text:p>200,45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247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220.5" calcext:value-type="float">
            <text:p>220,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248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195.133" calcext:value-type="float">
            <text:p>195,133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249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176.4" calcext:value-type="float">
            <text:p>176,4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250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191.739" calcext:value-type="float">
            <text:p>191,739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251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147" calcext:value-type="float">
            <text:p>147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252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129.706" calcext:value-type="float">
            <text:p>129,706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253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148.986" calcext:value-type="float">
            <text:p>148,986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254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158.633" calcext:value-type="float">
            <text:p>158,633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255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190.086" calcext:value-type="float">
            <text:p>190,086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256.wav</text:p>
          </table:table-cell>
          <table:table-cell office:value-type="string" calcext:value-type="string">
            <text:p>copaiba</text:p>
          </table:table-cell>
          <table:table-cell office:value-type="string" calcext:value-type="string">
            <text:p>5.5</text:p>
          </table:table-cell>
          <table:table-cell office:value-type="float" office:value="168.321" calcext:value-type="float">
            <text:p>168,321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257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117.287" calcext:value-type="float">
            <text:p>117,287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258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130.473" calcext:value-type="float">
            <text:p>130,473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259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144.118" calcext:value-type="float">
            <text:p>144,11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260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146.026" calcext:value-type="float">
            <text:p>146,026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261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169.615" calcext:value-type="float">
            <text:p>169,61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262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193.421" calcext:value-type="float">
            <text:p>193,421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263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222.727" calcext:value-type="float">
            <text:p>222,727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264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204.167" calcext:value-type="float">
            <text:p>204,167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265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204.167" calcext:value-type="float">
            <text:p>204,167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266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173.622" calcext:value-type="float">
            <text:p>173,62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267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159.783" calcext:value-type="float">
            <text:p>159,783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268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137.812" calcext:value-type="float">
            <text:p>137,81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269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131.25" calcext:value-type="float">
            <text:p>131,2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270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159.783" calcext:value-type="float">
            <text:p>159,783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271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182.231" calcext:value-type="float">
            <text:p>182,231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272.wav</text:p>
          </table:table-cell>
          <table:table-cell office:value-type="string" calcext:value-type="string">
            <text:p>araucaria</text:p>
          </table:table-cell>
          <table:table-cell office:value-type="string" calcext:value-type="string">
            <text:p>5.5</text:p>
          </table:table-cell>
          <table:table-cell office:value-type="float" office:value="162.132" calcext:value-type="float">
            <text:p>162,13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0273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74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75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76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77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78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79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80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81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82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83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84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85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86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87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88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89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90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91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92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93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94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95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96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97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98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299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0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1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2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3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4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5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6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7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8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09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10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11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12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13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14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15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16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17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18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19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0320.wav</text:p>
          </table:table-cell>
          <table:table-cell office:value-type="string" calcext:value-type="string">
            <text:p>teca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ATED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4" number:min-decimal-places="4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20:05:15.608878093</meta:creation-date>
    <dc:date>2024-05-05T19:08:14.353536036</dc:date>
    <meta:editing-duration>P2DT12H54M30S</meta:editing-duration>
    <meta:editing-cycles>64</meta:editing-cycles>
    <meta:generator>LibreOffice/7.3.7.2$Linux_X86_64 LibreOffice_project/30$Build-2</meta:generator>
    <meta:document-statistic meta:table-count="1" meta:cell-count="3531" meta:object-count="0"/>
  </office:meta>
</office:document-meta>
</file>